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4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/tesi</text:p>
          </table:table-cell>
          <table:table-cell table:number-columns-repeated="1020"/>
        </table:table-row>
        <table:table-row table:style-name="ro4">
          <table:table-cell office:value-type="date" office:date-value="2010-12-15">
            <text:p>mer 15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/server bck</text:p>
          </table:table-cell>
          <table:table-cell table:number-columns-repeated="1020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5/12/2010</text:date>, <text:time>16.12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2-15T16:12:12</dc:date>
    <dc:creator>andrea </dc:creator>
    <meta:editing-duration>PT48H28M38S</meta:editing-duration>
    <meta:editing-cycles>34</meta:editing-cycles>
    <meta:generator>OpenOffice.org/3.2$Linux OpenOffice.org_project/320m12$Build-9483</meta:generator>
    <meta:document-statistic meta:table-count="3" meta:cell-count="298" meta:object-count="0"/>
  </office:meta>
</office:document-meta>
</file>